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RequestMatchersTests.write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RequestMatchersTests.testByteArray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artRequestMatchersTests.testResourc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artRequestMatchersTests.test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RequestMatchersTests.writeAndAssert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RequestMatchersTests.testDoesNotCont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RequestMatcher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RequestMatchersTests.testResourc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artRequestMatchersTests.testParam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RequestMatchersTests.writeAndAss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RequestMatchersTests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RequestMatchersTests.testByteArray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partRequestMatchersTests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